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style:font-name="Garamond" fo:font-weight="bold" style:font-weight-asian="bold" style:font-weight-complex="bold"/>
    </style:style>
    <style:style style:name="T3" style:parent-style-name="DefaultParagraphFont" style:family="text">
      <style:text-properties style:font-name="Garamond" fo:font-weight="bold" style:font-weight-asian="bold" style:font-weight-complex="bold"/>
    </style:style>
    <style:style style:name="T4" style:parent-style-name="DefaultParagraphFont" style:family="text">
      <style:text-properties style:font-name="Garamond" fo:font-weight="bold" style:font-weight-asian="bold" style:font-weight-complex="bold" style:text-position="super 58.3%"/>
    </style:style>
    <style:style style:name="P5" style:parent-style-name="Standard" style:family="paragraph">
      <style:text-properties style:font-name="Garamond" fo:font-weight="bold" style:font-weight-asian="bold" style:font-weight-complex="bold"/>
    </style:style>
    <style:style style:name="P6" style:parent-style-name="Standard" style:family="paragraph">
      <style:text-properties style:font-name="Garamond"/>
    </style:style>
    <style:style style:name="P7" style:parent-style-name="Standard" style:family="paragraph">
      <style:text-properties style:font-name="Garamond"/>
    </style:style>
    <style:style style:name="P8" style:parent-style-name="Standard" style:family="paragraph">
      <style:text-properties style:font-name="Garamond"/>
    </style:style>
    <style:style style:name="P9" style:parent-style-name="Standard" style:family="paragraph">
      <style:text-properties style:font-name="Garamond"/>
    </style:style>
    <style:style style:name="P10" style:parent-style-name="Standard" style:family="paragraph">
      <style:text-properties style:font-name="Garamond"/>
    </style:style>
    <style:style style:name="P11" style:parent-style-name="Standard" style:family="paragraph">
      <style:text-properties style:font-name="Garamond"/>
    </style:style>
    <style:style style:name="P12" style:parent-style-name="Standard" style:family="paragraph">
      <style:text-properties style:font-name="Garamond"/>
    </style:style>
    <style:style style:name="P13" style:parent-style-name="Standard" style:family="paragraph">
      <style:text-properties style:font-name="Garamond"/>
    </style:style>
    <style:style style:name="P14" style:parent-style-name="Standard" style:family="paragraph">
      <style:text-properties style:font-name="Garamond"/>
    </style:style>
    <style:style style:name="P15" style:parent-style-name="Standard" style:family="paragraph">
      <style:text-properties style:font-name="Garamond"/>
    </style:style>
    <style:style style:name="P16" style:parent-style-name="Standard" style:family="paragraph">
      <style:text-properties style:font-name="Garamond"/>
    </style:style>
    <style:style style:name="P17" style:parent-style-name="Standard" style:family="paragraph">
      <style:text-properties style:font-name="Garamond"/>
    </style:style>
    <style:style style:name="P18" style:parent-style-name="Standard" style:family="paragraph">
      <style:text-properties style:font-name="Garamond"/>
    </style:style>
    <style:style style:name="P19" style:parent-style-name="Standard" style:family="paragraph">
      <style:text-properties style:font-name="Garamond"/>
    </style:style>
    <style:style style:name="P20" style:parent-style-name="Standard" style:family="paragraph">
      <style:text-properties style:font-name="Garamond"/>
    </style:style>
    <style:style style:name="P21" style:parent-style-name="Standard" style:family="paragraph">
      <style:text-properties style:font-name="Garamond"/>
    </style:style>
    <style:style style:name="P22" style:parent-style-name="Standard" style:family="paragraph">
      <style:text-properties style:font-name="Garamond"/>
    </style:style>
    <style:style style:name="P23" style:parent-style-name="Standard" style:family="paragraph">
      <style:text-properties style:font-name="Garamond"/>
    </style:style>
    <style:style style:name="P24" style:parent-style-name="Standard" style:family="paragraph">
      <style:text-properties style:font-name="Garamond"/>
    </style:style>
    <style:style style:name="P25" style:parent-style-name="Standard" style:family="paragraph">
      <style:text-properties style:font-name="Garamond"/>
    </style:style>
    <style:style style:name="P26" style:parent-style-name="Standard" style:family="paragraph">
      <style:text-properties style:font-name="Garamond"/>
    </style:style>
    <style:style style:name="P27" style:parent-style-name="Standard" style:family="paragraph">
      <style:text-properties style:font-name="Garamond"/>
    </style:style>
    <style:style style:name="P28" style:parent-style-name="Standard" style:family="paragraph">
      <style:text-properties style:font-name="Garamond"/>
    </style:style>
    <style:style style:name="P29" style:parent-style-name="Standard" style:family="paragraph">
      <style:text-properties style:font-name="Garamond"/>
    </style:style>
    <style:style style:name="P30" style:parent-style-name="Standard" style:family="paragraph">
      <style:text-properties style:font-name="Garamond"/>
    </style:style>
    <style:style style:name="P31" style:parent-style-name="Standard" style:family="paragraph">
      <style:text-properties style:font-name="Garamond"/>
    </style:style>
    <style:style style:name="T32" style:parent-style-name="DefaultParagraphFont" style:family="text">
      <style:text-properties style:font-name="Garamond" fo:font-weight="bold" style:font-weight-asian="bold" style:font-weight-complex="bold"/>
    </style:style>
    <style:style style:name="T33" style:parent-style-name="DefaultParagraphFont" style:family="text">
      <style:text-properties style:font-name="Garamond" fo:font-weight="bold" style:font-weight-asian="bold" style:font-weight-complex="bold" style:text-position="super 58.3%"/>
    </style:style>
    <style:style style:name="P34" style:parent-style-name="Standard" style:family="paragraph">
      <style:text-properties style:font-name="Garamond" fo:font-weight="bold" style:font-weight-asian="bold" style:font-weight-complex="bold"/>
    </style:style>
    <style:style style:name="P35" style:parent-style-name="Standard" style:family="paragraph">
      <style:text-properties style:font-name="Garamond"/>
    </style:style>
    <style:style style:name="P36" style:parent-style-name="Standard" style:family="paragraph">
      <style:text-properties style:font-name="Garamond"/>
    </style:style>
    <style:style style:name="P37" style:parent-style-name="Standard" style:family="paragraph">
      <style:text-properties style:font-name="Garamond"/>
    </style:style>
    <style:style style:name="P38" style:parent-style-name="Standard" style:family="paragraph">
      <style:text-properties style:font-name="Garamond"/>
    </style:style>
    <style:style style:name="P39" style:parent-style-name="Standard" style:family="paragraph">
      <style:text-properties style:font-name="Garamond"/>
    </style:style>
    <style:style style:name="P40" style:parent-style-name="Standard" style:family="paragraph">
      <style:text-properties style:font-name="Garamond"/>
    </style:style>
    <style:style style:name="P41" style:parent-style-name="Standard" style:family="paragraph">
      <style:text-properties style:font-name="Garamond"/>
    </style:style>
    <style:style style:name="P42" style:parent-style-name="Standard" style:family="paragraph">
      <style:text-properties style:font-name="Garamond"/>
    </style:style>
    <style:style style:name="P43" style:parent-style-name="Standard" style:family="paragraph">
      <style:text-properties style:font-name="Garamond"/>
    </style:style>
    <style:style style:name="P44" style:parent-style-name="Standard" style:family="paragraph">
      <style:text-properties style:font-name="Garamond"/>
    </style:style>
    <style:style style:name="P45" style:parent-style-name="Standard" style:family="paragraph">
      <style:text-properties style:font-name="Garamond"/>
    </style:style>
    <style:style style:name="P46" style:parent-style-name="Standard" style:family="paragraph">
      <style:text-properties style:font-name="Garamond"/>
    </style:style>
    <style:style style:name="P47" style:parent-style-name="Standard" style:family="paragraph">
      <style:text-properties style:font-name="Garamond"/>
    </style:style>
    <style:style style:name="P48" style:parent-style-name="Standard" style:family="paragraph">
      <style:text-properties style:font-name="Garamond"/>
    </style:style>
    <style:style style:name="P49" style:parent-style-name="Standard" style:family="paragraph">
      <style:text-properties style:font-name="Garamond"/>
    </style:style>
    <style:style style:name="P50" style:parent-style-name="Standard" style:family="paragraph">
      <style:text-properties style:font-name="Garamond"/>
    </style:style>
    <style:style style:name="P51" style:parent-style-name="Standard" style:family="paragraph">
      <style:text-properties style:font-name="Garamond"/>
    </style:style>
    <style:style style:name="P52" style:parent-style-name="Standard" style:family="paragraph">
      <style:text-properties style:font-name="Garamond"/>
    </style:style>
    <style:style style:name="P53" style:parent-style-name="Standard" style:family="paragraph">
      <style:text-properties style:font-name="Garamond"/>
    </style:style>
    <style:style style:name="P54" style:parent-style-name="Standard" style:family="paragraph">
      <style:text-properties style:font-name="Garamond"/>
    </style:style>
    <style:style style:name="P55" style:parent-style-name="Standard" style:family="paragraph">
      <style:text-properties style:font-name="Garamond"/>
    </style:style>
    <style:style style:name="T56" style:parent-style-name="DefaultParagraphFont" style:family="text">
      <style:text-properties style:font-name="Garamond" fo:font-weight="bold" style:font-weight-asian="bold" style:font-weight-complex="bold"/>
    </style:style>
    <style:style style:name="T57" style:parent-style-name="DefaultParagraphFont" style:family="text">
      <style:text-properties style:font-name="Garamond" fo:font-weight="bold" style:font-weight-asian="bold" style:font-weight-complex="bold" style:text-position="super 58.3%"/>
    </style:style>
    <style:style style:name="P58" style:parent-style-name="Standard" style:family="paragraph">
      <style:text-properties style:font-name="Garamond" fo:font-weight="bold" style:font-weight-asian="bold" style:font-weight-complex="bold"/>
    </style:style>
    <style:style style:name="P59" style:parent-style-name="Standard" style:family="paragraph">
      <style:text-properties style:font-name="Garamond"/>
    </style:style>
    <style:style style:name="P60" style:parent-style-name="Standard" style:family="paragraph">
      <style:text-properties style:font-name="Garamond"/>
    </style:style>
    <style:style style:name="P61" style:parent-style-name="Standard" style:family="paragraph">
      <style:text-properties style:font-name="Garamond"/>
    </style:style>
    <style:style style:name="P62" style:parent-style-name="Standard" style:family="paragraph">
      <style:text-properties style:font-name="Garamond"/>
    </style:style>
    <style:style style:name="P63" style:parent-style-name="Standard" style:family="paragraph">
      <style:text-properties style:font-name="Garamond"/>
    </style:style>
    <style:style style:name="P64" style:parent-style-name="Standard" style:family="paragraph">
      <style:text-properties style:font-name="Garamond"/>
    </style:style>
    <style:style style:name="P65" style:parent-style-name="Standard" style:family="paragraph">
      <style:text-properties style:font-name="Garamond"/>
    </style:style>
    <style:style style:name="P66" style:parent-style-name="Standard" style:family="paragraph">
      <style:text-properties style:font-name="Garamond"/>
    </style:style>
    <style:style style:name="P67" style:parent-style-name="Standard" style:family="paragraph">
      <style:text-properties style:font-name="Garamond"/>
    </style:style>
    <style:style style:name="P68" style:parent-style-name="Standard" style:family="paragraph">
      <style:text-properties style:font-name="Garamond"/>
    </style:style>
    <style:style style:name="P69" style:parent-style-name="Standard" style:family="paragraph">
      <style:text-properties style:font-name="Garamond"/>
    </style:style>
    <style:style style:name="P70" style:parent-style-name="Standard" style:family="paragraph">
      <style:text-properties style:font-name="Garamond"/>
    </style:style>
    <style:style style:name="T71" style:parent-style-name="DefaultParagraphFont" style:family="text">
      <style:text-properties style:font-name="Garamond"/>
    </style:style>
  </office:automatic-styles>
  <office:body>
    <office:text text:use-soft-page-breaks="true">
      <text:p text:style-name="P1">CSD CONCERT PROGRAMMES, February 2019</text:p>
      <text:p text:style-name="P2"/>
      <text:p text:style-name="Standard"><text:span text:style-name="T3">Ermita de Sant Josep, La Fustera, Fri. 15</text:span><text:span text:style-name="T4">th</text:span></text:p>
      <text:p text:style-name="P5"/>
      <text:p text:style-name="P6">Victoria<text:tab/><text:tab/>Ave Maria</text:p>
      <text:p text:style-name="P7">Parsons<text:tab/><text:tab/>Ave Maria</text:p>
      <text:p text:style-name="P8">Guerrero<text:tab/><text:tab/>Misa ‘Super flumina Babylonis’</text:p>
      <text:p text:style-name="P9"><text:tab/><text:tab/><text:tab/><text:tab/>Kyrie &amp; Gloria</text:p>
      <text:p text:style-name="P10">Byrd<text:tab/><text:tab/><text:tab/>Ave verum</text:p>
      <text:p text:style-name="P11">Guerrero<text:tab/><text:tab/>Misa ‘Super flumina Babylonis’</text:p>
      <text:p text:style-name="P12"><text:tab/><text:tab/><text:tab/><text:tab/>Sanctus &amp; Benedictus</text:p>
      <text:p text:style-name="P13"><text:tab/><text:tab/><text:tab/><text:tab/>Agnus Dei I, II &amp; III</text:p>
      <text:p text:style-name="P14">Byrd<text:tab/><text:tab/><text:tab/>Sacerdotes Domini</text:p>
      <text:p text:style-name="P15">Mundy<text:tab/><text:tab/><text:tab/>O Lord, The maker of all thing</text:p>
      <text:p text:style-name="P16">Tallis<text:tab/><text:tab/><text:tab/>If ye love me</text:p>
      <text:p text:style-name="P17"><text:tab/><text:tab/><text:tab/>O nata lux</text:p>
      <text:p text:style-name="P18"><text:tab/><text:tab/><text:tab/>Te lucis ante terminum</text:p>
      <text:p text:style-name="P19"><text:tab/><text:tab/><text:tab/>In manus tuas</text:p>
      <text:p text:style-name="P20">Pitoni<text:tab/><text:tab/><text:tab/>Cantate Domino (special version)</text:p>
      <text:p text:style-name="P21"><text:tab/><text:tab/>encore</text:p>
      <text:p text:style-name="P22">Bruckner<text:tab/><text:tab/>Locus iste</text:p>
      <text:p text:style-name="P23"/>
      <text:p text:style-name="P24"><text:tab/>Very warm welcome for this ‘international(,) award-winning choir’</text:p>
      <text:p text:style-name="P25"/>
      <text:p text:style-name="P26"><text:tab/>€500+ raised for Costa Blanca Anglican Chaplaincy,</text:p>
      <text:p text:style-name="P27"><text:tab/><text:tab/><text:tab/>Gandía men’s hospice and Cáritas</text:p>
      <text:p text:style-name="P28"/>
      <text:p text:style-name="P29"/>
      <text:p text:style-name="P30"/>
      <text:p text:style-name="P31"/>
      <text:p text:style-name="Standard"><text:span text:style-name="T32">Loreto church, Jávea Port, Saturday 16</text:span><text:span text:style-name="T33">th</text:span></text:p>
      <text:p text:style-name="P34"/>
      <text:p text:style-name="P35">Victoria<text:tab/><text:tab/>Agnus Dei I, I &amp; III</text:p>
      <text:p text:style-name="P36"><text:tab/><text:tab/><text:tab/>from Misa ‘Simile est regnum cælorum’ [spatially]</text:p>
      <text:p text:style-name="P37">Guerrero<text:tab/><text:tab/>Misa ‘Super flumina Babylonis’</text:p>
      <text:p text:style-name="P38"><text:tab/><text:tab/><text:tab/><text:tab/>Kyrie &amp; Gloria</text:p>
      <text:p text:style-name="P39">Victoria<text:tab/><text:tab/>Ave Maria</text:p>
      <text:p text:style-name="P40">Guerrero<text:tab/><text:tab/>Misa ‘Super flumina Babylonis’</text:p>
      <text:p text:style-name="P41"><text:tab/><text:tab/><text:tab/><text:tab/>Sanctus &amp; Benedictus</text:p>
      <text:p text:style-name="P42">Byrd<text:tab/><text:tab/><text:tab/>Ave verum</text:p>
      <text:p text:style-name="P43">Guerrero<text:tab/><text:tab/>Misa ‘Super flumina Babylonis’</text:p>
      <text:p text:style-name="P44"><text:tab/><text:tab/><text:tab/><text:tab/>Agnus Dei I, II &amp; III</text:p>
      <text:p text:style-name="P45">Parsons<text:tab/><text:tab/>Ave Maria<text:tab/><text:tab/>[in B!!]</text:p>
      <text:p text:style-name="P46">Tallis<text:tab/><text:tab/><text:tab/>If ye love me</text:p>
      <text:p text:style-name="P47"><text:tab/><text:tab/><text:tab/>Te lucis ante terminum</text:p>
      <text:p text:style-name="P48"><text:tab/><text:tab/><text:tab/>In manus tuas</text:p>
      <text:p text:style-name="P49">Pitoni<text:tab/><text:tab/><text:tab/>Cantate Domino (special version)</text:p>
      <text:p text:style-name="P50"><text:tab/><text:tab/>encore</text:p>
      <text:p text:style-name="P51">Spiritual arr. NJH<text:tab/>Steal away</text:p>
      <text:p text:style-name="P52"/>
      <text:p text:style-name="P53"><text:tab/>€700 raised for Cáritas</text:p>
      <text:p text:style-name="P54"/>
      <text:p text:style-name="P55"/>
      <text:soft-page-break/>
      <text:p text:style-name="Standard"><text:span text:style-name="T56">Ermita del Popúl, Jávea, Sunday 17</text:span><text:span text:style-name="T57">th</text:span></text:p>
      <text:p text:style-name="P58"/>
      <text:p text:style-name="P59">Introit:<text:s/><text:tab/><text:tab/><text:tab/>Tallis<text:tab/><text:tab/>If ye love me</text:p>
      <text:p text:style-name="P60">Communion motet:<text:tab/>Byrd<text:tab/><text:tab/>Sacerdotes Domini</text:p>
      <text:p text:style-name="P61">Finale<text:tab/><text:tab/><text:tab/>Pitoni<text:tab/>Cantate Domino (special version)</text:p>
      <text:p text:style-name="P62">Mass setting:<text:tab/><text:tab/>Guerrero<text:tab/>Super flumina Babylonis</text:p>
      <text:p text:style-name="P63"><text:tab/><text:tab/><text:tab/>Kyrie, Gloria, Sanctus &amp; Benedictus, Agnus Dei I</text:p>
      <text:p text:style-name="P64"/>
      <text:p text:style-name="P65"><text:tab/>celebrant Fr Peter Morrell</text:p>
      <text:p text:style-name="P66"/>
      <text:p text:style-name="P67"><text:tab/><text:tab/>in candlelight [Iberdrola egente]!</text:p>
      <text:p text:style-name="P68"/>
      <text:p text:style-name="P69"/>
      <text:p text:style-name="P70"/>
      <text:p text:style-name="Standard"><text:span text:style-name="T71">Lunch at Pepe &amp; Estrell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K BOULTER</meta:initial-creator>
    <dc:creator>MARK BOULTER</dc:creator>
    <meta:creation-date>2025-04-23T10:30:00Z</meta:creation-date>
    <dc:date>2025-04-23T10:30:00Z</dc:date>
    <meta:template xlink:href="Normal" xlink:type="simple"/>
    <meta:editing-cycles>2</meta:editing-cycles>
    <meta:editing-duration>PT60S</meta:editing-duration>
    <meta:document-statistic meta:page-count="2" meta:paragraph-count="3" meta:word-count="236" meta:character-count="1583" meta:row-count="11" meta:non-whitespace-character-count="1350"/>
  </office:meta>
</office:document-meta>
</file>